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a19" officeooo:paragraph-rsid="0001fa19"/>
    </style:style>
    <style:style style:name="P2" style:family="paragraph" style:parent-style-name="Standard">
      <style:text-properties officeooo:rsid="00029bc5" officeooo:paragraph-rsid="00029bc5"/>
    </style:style>
    <style:style style:name="P3" style:family="paragraph" style:parent-style-name="Standard">
      <style:text-properties officeooo:rsid="0004334f" officeooo:paragraph-rsid="0004334f"/>
    </style:style>
    <style:style style:name="P4" style:family="paragraph" style:parent-style-name="Standard">
      <style:text-properties fo:font-weight="bold" officeooo:rsid="00049589" officeooo:paragraph-rsid="00049589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text-properties fo:font-weight="bold" officeooo:rsid="00049589" officeooo:paragraph-rsid="00049589" style:font-weight-asian="bold" style:font-weight-complex="bold"/>
    </style:style>
    <style:style style:name="P7" style:family="paragraph" style:parent-style-name="Text_20_body">
      <style:text-properties fo:font-weight="normal" officeooo:rsid="00049589" officeooo:paragraph-rsid="00049589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49589" officeooo:paragraph-rsid="00049589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5b977" officeooo:paragraph-rsid="0005b97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073b1c" officeooo:paragraph-rsid="00073b1c"/>
    </style:style>
    <style:style style:name="T1" style:family="text">
      <style:text-properties officeooo:rsid="00073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jercicio1 :</text:p>
      <text:p text:style-name="P2"/>
      <text:p text:style-name="P2">1.Analizo si esta en 1FN</text:p>
      <text:p text:style-name="P2"/>
      <text:p text:style-name="P2">1..1 Esribo lo que dicce la 1FN</text:p>
      <text:p text:style-name="P2"/>
      <text:p text:style-name="P2"><text:s/>Un esquema esta en 1FN <text:s/>si no tiene atributos multivbaluados</text:p>
      <text:p text:style-name="P2"/>
      <text:p text:style-name="P2">1.2 Separo lo que tenga que separrar</text:p>
      <text:p text:style-name="P2"/>
      <text:p text:style-name="P2">EL atributo nom_alumno es multivaliaudo por que almacena le nombre y los apellido alumno . Por ese motivo el nuevo esquema 1FN sera </text:p>
      <text:p text:style-name="P2"/>
      <text:p text:style-name="P2"/>
      <text:p text:style-name="P2">EXPEDIENTE(DNI , Asignatura , nom_alumno , ape1_alumno , ape2_alumno , fehca , curso , calificacion)</text:p>
      <text:p text:style-name="P2"/>
      <text:p text:style-name="P2">2.Cuando ya esta en 1FN</text:p>
      <text:p text:style-name="P2"/>
      <text:p text:style-name="P2">2.1 Escribo lo que dice la 2FN</text:p>
      <text:p text:style-name="P2"/>
      <text:p text:style-name="P2">Un esquema esta en 2FN si esta en 1FN y si los atributos no clevedependen exclusividad de la clavce primaria en tu totalidad</text:p>
      <text:p text:style-name="P2"/>
      <text:p text:style-name="P2">2.2Ana lizo depencdencias funcionales completas</text:p>
      <text:p text:style-name="P2"/>
      <text:p text:style-name="P2">(DNI,Asignatura) =&gt; calificacion</text:p>
      <text:p text:style-name="P2">DNI =&gt;Nom_alumno , ape1_alumno , ape2_alumno , fecha_nto </text:p>
      <text:p text:style-name="P2">Asignatura =&gt;curso (*)</text:p>
      <text:p text:style-name="P2"/>
      <text:p text:style-name="P2"/>
      <text:p text:style-name="P2">(*): el contexto dice que “una asignatura pertence a un solo curso” . Por tanto conociendo asignatura podemos conocer el curso</text:p>
      <text:p text:style-name="P2"/>
      <text:p text:style-name="P2">2.3 Separo en tablas según me hayan salido las dependencias funcionales</text:p>
      <text:p text:style-name="P2"/>
      <text:p text:style-name="P2">Expediente (DNI, Asignatura,calificacion)</text:p>
      <text:p text:style-name="P2">Alumnos (DNI ,nom_alumno , ape1_alumno , ape2_alumno , fecha_nto)</text:p>
      <text:p text:style-name="P2"/>
      <text:p text:style-name="P2">Asignaturas(Asignatura,curso)</text:p>
      <text:p text:style-name="P2"/>
      <text:p text:style-name="P2">Conclusion : estos nuevos esquemas estan en 2FN</text:p>
      <text:p text:style-name="P2"/>
      <text:p text:style-name="P2"/>
      <text:p text:style-name="P3">3.Cuando ya esta en 2FN </text:p>
      <text:p text:style-name="P3"/>
      <text:p text:style-name="P3">3.1 Escribo lo que dice la 3fn</text:p>
      <text:p text:style-name="P3"/>
      <text:p text:style-name="P3">UN esquema esta en 3FN si esta en 2FN y los atriboutos que no son clave no dependen otros atributos que no sean clacves </text:p>
      <text:p text:style-name="P3"/>
      <text:p text:style-name="P3"><text:soft-page-break/>3.1Busco dependencias funcionales transitivas y separo en tablas nuevas</text:p>
      <text:p text:style-name="P3"/>
      <text:p text:style-name="P3"/>
      <text:p text:style-name="P3">Los esquemas asignaturas y expendiente estan en 3FN porque con un unico atriuot haber dependencias d eotors tatributos no clave </text:p>
      <text:p text:style-name="P3"/>
      <text:p text:style-name="P3"/>
      <text:p text:style-name="P3">EL esquema alumnos tambien esta en 3FN porque no hay ninguna dependencia en atributos que no son clave</text:p>
      <text:p text:style-name="P3"/>
      <text:p text:style-name="P3">4.Escribo la conclusion final </text:p>
      <text:p text:style-name="P3"/>
      <text:p text:style-name="P4">Ejercicio2 </text:p>
      <text:p text:style-name="P6">1) Analizo si está en 1FN.</text:p>
      <text:p text:style-name="P7">Si , esta en primera forma normal </text:p>
      <text:p text:style-name="P6"/>
      <text:p text:style-name="P5"><text:bookmark text:name="yui_3_18_1_1_1771490490098_148"/>1.1) Escribo lo que dice la 1FN.</text:p>
      <text:p text:style-name="P8">Lo que dice la prime</text:p>
      <text:p text:style-name="P5"><text:bookmark text:name="yui_3_18_1_1_1771490490098_137"/>1.2) Separo lo que tenga que separar.</text:p>
      <text:p text:style-name="P8"/>
      <text:p text:style-name="P5">2) Cuando ya está en 1FN,</text:p>
      <text:p text:style-name="P5">2.1) escribo lo que dice la 2FN.</text:p>
      <text:p text:style-name="P5">2.2) Analizo dependencias funcionales completas.</text:p>
      <text:p text:style-name="P8">Dni =&gt; Calle , <text:s/>Ciudad, Comunidad</text:p>
      <text:p text:style-name="P8">Cod_Art =&gt; </text:p>
      <text:p text:style-name="P8">(Dni,Cod_Art) =&gt; Cantidad </text:p>
      <text:p text:style-name="P5">2.3) Separo en tablas según me hayan salido las dependencias funcionales.</text:p>
      <text:p text:style-name="P8">Tienda (DNI, Calle , Ciudad ,Comunidad)</text:p>
      <text:p text:style-name="P8">Venta(DNI , Cod_Art , Cantidad)</text:p>
      <text:p text:style-name="P8">Articulo <text:s/>( Cod_Art) =&gt; <text:s/>no es razonable ponerlo </text:p>
      <text:p text:style-name="P8"/>
      <text:p text:style-name="P5"/>
      <text:p text:style-name="P5">3) Cuando ya está en 2FN</text:p>
      <text:p text:style-name="P5"/>
      <text:p text:style-name="P5"/>
      <text:p text:style-name="P5">3.1) escribo lo que dice la 3FN</text:p>
      <text:p text:style-name="P5"/>
      <text:p text:style-name="P9"><text:soft-page-break/>Ventas esta en tercera forma norml por que <text:s/>esta <text:s text:c="2"/>transitiva </text:p>
      <text:p text:style-name="P9">Tienda <text:s/>No esta en tercera forma normal por que de ciudad =&gt; puedo sacar la comunidad <text:s/>esto lo hacemos desde la depsendencias funcional es</text:p>
      <text:p text:style-name="P5">3.2) Busco dependencias funcionales transitivas y separo en tablas nuevas.4) Escribo la conclusión final.</text:p>
      <text:p text:style-name="P9">Tienda(DNI,calle, ciudad) =&gt; Clave primaria DNI </text:p>
      <text:p text:style-name="P9">Comunidad (Ciudaad ,Comunidad) =&gt; la clave es Ciudad</text:p>
      <text:p text:style-name="P9">Venta (DNI, Cod_art, Cantidad) <text:s/>=&gt;calve primaria Cod_art y Dni</text:p>
      <text:p text:style-name="P9"/>
      <text:p text:style-name="P9"/>
      <text:p text:style-name="P5"/>
      <text:p text:style-name="P5">4) Escribo la conclusión final.</text:p>
      <text:p text:style-name="P4"/>
      <text:p text:style-name="P6">1) Analizo si está en 1FN.</text:p>
      <text:p text:style-name="P5"><text:bookmark text:name="yui_3_18_1_1_1771490490098_148 Copia 1"/>1.1) Escribo lo que dice la 1FN.</text:p>
      <text:p text:style-name="P5"><text:bookmark text:name="yui_3_18_1_1_1771490490098_137 Copia 1"/>1.2) Separo lo que tenga que separar.</text:p>
      <text:p text:style-name="P5">2) Cuando ya está en 1FN,</text:p>
      <text:p text:style-name="P5">2.1) escribo lo que dice la 2FN.</text:p>
      <text:p text:style-name="P5">2.2) Analizo dependencias funcionales completas.</text:p>
      <text:p text:style-name="P5">2.3) Separo en tablas según me hayan salido las dependencias funcionales.</text:p>
      <text:p text:style-name="P5"/>
      <text:p text:style-name="P9">CPROV =&gt;<text:span text:style-name="T1">Nombre</text:span></text:p>
      <text:p text:style-name="P9">CPIEZA(PK),<text:span text:style-name="T1">CPROV </text:span><text:s/>=&gt; <text:span text:style-name="T1">Cantidad </text:span></text:p>
      <text:p text:style-name="P5">3) Cuando ya está en 2FN</text:p>
      <text:p text:style-name="P10">creao la tabla</text:p>
      <text:p text:style-name="P10"/>
      <text:p text:style-name="P10">Proveedores(CPROV , Nombre)</text:p>
      <text:p text:style-name="P10">PIEZAPrevistas(CPROV , CPIEZA</text:p>
      <text:p text:style-name="P5">3.1) escribo lo que dice la 3FN</text:p>
      <text:p text:style-name="P5"/>
      <text:p text:style-name="P5">3.2) Busco dependencias funcionales transitivas y separo en tablas nuevas.4) Escribo la conclusión final.</text:p>
      <text:p text:style-name="P5">4) Escribo la conclusión fina</text:p>
      <text:p text:style-name="P5"><text:soft-page-break/></text:p>
      <text:p text:style-name="P10">la dependencias de a l esquema 3FN 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9:46:44.844597902</meta:creation-date>
    <dc:date>2026-02-19T13:42:40.237158707</dc:date>
    <meta:editing-duration>PT2H32M36S</meta:editing-duration>
    <meta:editing-cycles>1</meta:editing-cycles>
    <meta:document-statistic meta:table-count="0" meta:image-count="0" meta:object-count="0" meta:page-count="4" meta:paragraph-count="69" meta:word-count="546" meta:character-count="3306" meta:non-whitespace-character-count="2802"/>
    <meta:generator>LibreOffice/24.2.7.2$Linux_X86_64 LibreOffice_project/420$Build-2</meta:generator>
  </office:meta>
</office:document-meta>
</file>